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paragraph-rsid="002c179f"/>
    </style:style>
    <style:style style:name="P5" style:family="paragraph" style:parent-style-name="Heading_20_2"/>
    <style:style style:name="P6" style:family="paragraph" style:parent-style-name="Heading_20_2">
      <style:text-properties officeooo:paragraph-rsid="0030b205"/>
    </style:style>
    <style:style style:name="P7" style:family="paragraph" style:parent-style-name="Standard">
      <style:text-properties officeooo:rsid="001b7d54" officeooo:paragraph-rsid="001b7d54"/>
    </style:style>
    <style:style style:name="P8" style:family="paragraph" style:parent-style-name="Text_20_body">
      <style:text-properties officeooo:paragraph-rsid="00353843"/>
    </style:style>
    <style:style style:name="T1" style:family="text">
      <style:text-properties officeooo:rsid="00257f5a"/>
    </style:style>
    <style:style style:name="T2" style:family="text">
      <style:text-properties officeooo:rsid="00326ba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117_249998253" text:style-name="Index_20_Link" text:visited-style-name="Index_20_Link">Capítulo 1<text:tab/>2</text:a></text:p>
          <text:p text:style-name="P2"><text:a xlink:type="simple" xlink:href="#__RefHeading___Toc121_249998253" text:style-name="Index_20_Link" text:visited-style-name="Index_20_Link">1. Criando uma view<text:tab/>2</text:a></text:p>
          <text:p text:style-name="P2"><text:a xlink:type="simple" xlink:href="#__RefHeading___Toc123_249998253" text:style-name="Index_20_Link" text:visited-style-name="Index_20_Link">2. Criando um componente<text:tab/>2</text:a></text:p>
          <text:p text:style-name="P1"><text:a xlink:type="simple" xlink:href="#__RefHeading___Toc119_249998253" text:style-name="Index_20_Link" text:visited-style-name="Index_20_Link">Capítulo 1<text:tab/>3</text:a></text:p>
        </text:index-body>
      </text:table-of-content>
      <text:p text:style-name="P7"/>
      <text:h text:style-name="P3" text:outline-level="1"><text:bookmark-start text:name="__RefHeading___Toc117_249998253"/>Capítulo 1<text:bookmark-end text:name="__RefHeading___Toc117_249998253"/></text:h>
      <text:h text:style-name="P6" text:outline-level="2"><text:bookmark-start text:name="__RefHeading___Toc121_249998253"/>CRIANDO UMA VIEW<text:bookmark-end text:name="__RefHeading___Toc121_249998253"/></text:h>
      <text:p text:style-name="P8"><text:tab/><text:span text:style-name="T2">cd frontend </text:span></text:p>
      <text:p text:style-name="P8"><text:span text:style-name="T2"><text:tab/>$ ng g c views/nomeDoComponent</text:span></text:p>
      <text:h text:style-name="Heading_20_2" text:outline-level="2"><text:bookmark-start text:name="__RefHeading___Toc123_249998253"/>CRIANDO UM COMPONENTE<text:bookmark-end text:name="__RefHeading___Toc123_249998253"/></text:h>
      <text:h text:style-name="P4" text:outline-level="1"><text:bookmark-start text:name="__RefHeading___Toc119_249998253"/>Capítulo 1<text:bookmark-end text:name="__RefHeading___Toc119_249998253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8:05:00.374594575</meta:creation-date>
    <meta:generator>LibreOffice/6.4.7.2$Linux_X86_64 LibreOffice_project/40$Build-2</meta:generator>
    <dc:date>2021-04-23T18:59:22.159256055</dc:date>
    <meta:editing-duration>PT1H1M</meta:editing-duration>
    <meta:editing-cycles>23</meta:editing-cycles>
    <meta:document-statistic meta:table-count="0" meta:image-count="0" meta:object-count="0" meta:page-count="3" meta:paragraph-count="11" meta:word-count="36" meta:character-count="182" meta:non-whitespace-character-count="156"/>
  </office:meta>
</office:document-meta>
</file>